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2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7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1.527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  <style:text-properties fo:color="#ffffff" fo:font-size="10pt" fo:font-weight="bold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text-properties fo:color="#ffffff" fo:font-size="10pt" fo:font-weight="bold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91cm" svg:height="2.297cm" svg:x="8.625cm" svg:y="5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04cm" svg:height="2.297cm" svg:x="8.624cm" svg:y="5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84cm" svg:height="8.128cm" svg:x="15.698cm" svg:y="5.5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5.654cm" svg:height="0.438cm" svg:x="9.508cm" svg:y="7.355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5cm" svg:height="0.437cm" svg:x="9.508cm" svg:y="6.034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5cm" svg:height="0.438cm" svg:x="9.508cm" svg:y="6.564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0.794cm" svg:height="0.669cm" draw:transform="rotate (-1.62769406040991) translate (10.432cm 6.859cm)">
          <draw:text-box>
            <text:p text:style-name="P3">...</text:p>
          </draw:text-box>
        </draw:frame>
        <draw:frame draw:style-name="gr5" draw:text-style-name="P3" draw:layer="layout" svg:width="0.794cm" svg:height="0.669cm" draw:transform="rotate (-1.62769406040991) translate (13.423cm 6.858cm)">
          <draw:text-box>
            <text:p text:style-name="P3">...</text:p>
          </draw:text-box>
        </draw:frame>
        <draw:frame draw:style-name="gr6" draw:text-style-name="P4" draw:layer="layout" svg:width="1.751cm" svg:height="0.645cm" draw:transform="rotate (1.58458442788565) translate (8.759cm 7.763cm)">
          <draw:text-box>
            <text:p text:style-name="P3"><text:span text:style-name="T1">Block 0</text:span></text:p>
          </draw:text-box>
        </draw:frame>
        <draw:custom-shape draw:style-name="gr1" draw:text-style-name="P1" draw:layer="layout" svg:width="6.891cm" svg:height="2.297cm" svg:x="8.626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04cm" svg:height="2.297cm" svg:x="8.625cm" svg:y="8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654cm" svg:height="0.438cm" svg:x="9.509cm" svg:y="9.829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4cm" svg:height="0.438cm" svg:x="9.509cm" svg:y="8.508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4cm" svg:height="0.438cm" svg:x="9.509cm" svg:y="9.038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0.794cm" svg:height="0.669cm" draw:transform="rotate (-1.62769406040991) translate (10.432cm 9.333cm)">
          <draw:text-box>
            <text:p text:style-name="P3">...</text:p>
          </draw:text-box>
        </draw:frame>
        <draw:frame draw:style-name="gr7" draw:text-style-name="P3" draw:layer="layout" svg:width="0.794cm" svg:height="0.669cm" draw:transform="rotate (-1.62786859333511) translate (13.424cm 9.333cm)">
          <draw:text-box>
            <text:p text:style-name="P3">...</text:p>
          </draw:text-box>
        </draw:frame>
        <draw:frame draw:style-name="gr6" draw:text-style-name="P4" draw:layer="layout" svg:width="1.751cm" svg:height="0.645cm" draw:transform="rotate (1.58458442788565) translate (8.76cm 10.238cm)">
          <draw:text-box>
            <text:p text:style-name="P3"><text:span text:style-name="T1">Block 1</text:span></text:p>
          </draw:text-box>
        </draw:frame>
        <draw:custom-shape draw:style-name="gr1" draw:text-style-name="P1" draw:layer="layout" svg:width="6.891cm" svg:height="2.297cm" svg:x="8.626cm" svg:y="11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04cm" svg:height="2.297cm" svg:x="8.625cm" svg:y="11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654cm" svg:height="0.437cm" svg:x="9.509cm" svg:y="12.833cm">
          <text:p text:style-name="P1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4cm" svg:height="0.438cm" svg:x="9.509cm" svg:y="11.511cm">
          <text:p text:style-name="P1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654cm" svg:height="0.437cm" svg:x="9.509cm" svg:y="12.042cm">
          <text:p text:style-name="P1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0.794cm" svg:height="0.669cm" draw:transform="rotate (-1.62786859333511) translate (10.432cm 12.337cm)">
          <draw:text-box>
            <text:p text:style-name="P3">...</text:p>
          </draw:text-box>
        </draw:frame>
        <draw:frame draw:style-name="gr7" draw:text-style-name="P3" draw:layer="layout" svg:width="0.794cm" svg:height="0.669cm" draw:transform="rotate (-1.62786859333511) translate (13.424cm 12.336cm)">
          <draw:text-box>
            <text:p text:style-name="P3">...</text:p>
          </draw:text-box>
        </draw:frame>
        <draw:frame draw:style-name="gr8" draw:text-style-name="P4" draw:layer="layout" svg:width="2.178cm" svg:height="0.645cm" draw:transform="rotate (1.58510802666125) translate (8.76cm 13.519cm)">
          <draw:text-box>
            <text:p text:style-name="P3"><text:span text:style-name="T1">Block 127</text:span></text:p>
          </draw:text-box>
        </draw:frame>
        <draw:frame draw:style-name="gr7" draw:text-style-name="P3" draw:layer="layout" svg:width="0.794cm" svg:height="0.669cm" draw:transform="rotate (-1.62786859333511) translate (10.432cm 10.585cm)">
          <draw:text-box>
            <text:p text:style-name="P3">...</text:p>
          </draw:text-box>
        </draw:frame>
        <draw:frame draw:style-name="gr7" draw:text-style-name="P3" draw:layer="layout" svg:width="0.794cm" svg:height="0.669cm" draw:transform="rotate (-1.62786859333511) translate (13.424cm 10.585cm)">
          <draw:text-box>
            <text:p text:style-name="P3">...</text:p>
          </draw:text-box>
        </draw:frame>
        <draw:custom-shape draw:style-name="gr1" draw:text-style-name="P1" draw:layer="layout" svg:width="2.297cm" svg:height="6.185cm" svg:x="16.753cm" svg:y="6.5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97cm" svg:height="0.707cm" svg:x="16.753cm" svg:y="6.577cm">
          <text:p text:style-name="P1">Movement 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97cm" svg:height="0.707cm" svg:x="16.753cm" svg:y="7.284cm">
          <text:p text:style-name="P1">Movement 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98cm" svg:height="0.707cm" svg:x="16.752cm" svg:y="12.083cm">
          <text:p text:style-name="P1">Movement 127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97cm" svg:height="0.707cm" svg:x="16.752cm" svg:y="11.387cm">
          <text:p text:style-name="P1">Movement 126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97cm" svg:height="0.707cm" svg:x="16.753cm" svg:y="7.991cm">
          <text:p text:style-name="P1">Movement 2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027cm" svg:height="0.669cm" draw:transform="rotate (-1.58807508638964) translate (18.379cm 9.139cm)">
          <draw:text-box>
            <text:p text:style-name="P3">… <text:s text:c="6"/>...</text:p>
          </draw:text-box>
        </draw:frame>
        <draw:custom-shape draw:style-name="gr11" draw:text-style-name="P5" draw:layer="layout" svg:width="12.7cm" svg:height="8.89cm" svg:x="7.366cm" svg:y="5.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12.7cm" svg:height="5.899cm" svg:x="7.365cm" svg:y="13.9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14.224cm" svg:height="15.748cm" svg:x="6.604cm" svg:y="4.5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iago Iturriaga</meta:initial-creator>
    <meta:creation-date>2012-05-15T01:21:50</meta:creation-date>
    <dc:date>2012-05-18T16:25:08</dc:date>
    <dc:creator>Santiago Iturriaga</dc:creator>
    <meta:editing-duration>PT19M53S</meta:editing-duration>
    <meta:editing-cycles>4</meta:editing-cycles>
    <meta:generator>LibreOffice/3.5$Linux_X86_64 LibreOffice_project/350m1$Build-2</meta:generator>
    <meta:document-statistic meta:object-count="60"/>
  </office:meta>
</office:document-meta>
</file>